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21.781cm" fo:margin-left="0cm" fo:margin-top="0cm" fo:margin-bottom="0cm" table:align="left" style:writing-mode="lr-tb"/>
    </style:style>
    <style:style style:name="Table2.A" style:family="table-column">
      <style:table-column-properties style:column-width="2.858cm"/>
    </style:style>
    <style:style style:name="Table2.B" style:family="table-column">
      <style:table-column-properties style:column-width="0.118cm"/>
    </style:style>
    <style:style style:name="Table2.C" style:family="table-column">
      <style:table-column-properties style:column-width="0.041cm"/>
    </style:style>
    <style:style style:name="Table2.D" style:family="table-column">
      <style:table-column-properties style:column-width="11.587cm"/>
    </style:style>
    <style:style style:name="Table2.E" style:family="table-column">
      <style:table-column-properties style:column-width="2.889cm"/>
    </style:style>
    <style:style style:name="Table2.F" style:family="table-column">
      <style:table-column-properties style:column-width="4.288cm"/>
    </style:style>
    <style:style style:name="Table2.1" style:family="table-row">
      <style:table-row-properties style:min-row-height="1.905cm" fo:keep-together="always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999999"/>
    </style:style>
    <style:style style:name="Table2.2" style:family="table-row">
      <style:table-row-properties style:min-row-height="0.27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999999" fo:border-bottom="0.5pt solid #999999"/>
    </style:style>
    <style:style style:name="Table2.3" style:family="table-row">
      <style:table-row-properties style:min-row-height="0.123cm" fo:keep-together="auto"/>
    </style:style>
    <style:style style:name="Table2.A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.C3" style:family="table-cell">
      <style:table-cell-properties fo:padding-left="0.191cm" fo:padding-right="0.191cm" fo:padding-top="0cm" fo:padding-bottom="0cm" fo:border-left="none" fo:border-right="none" fo:border-top="0.5pt solid #999999" fo:border-bottom="none"/>
    </style:style>
    <style:style style:name="Table2.4" style:family="table-row">
      <style:table-row-properties style:min-row-height="0.141cm" fo:keep-together="auto"/>
    </style:style>
    <style:style style:name="Table2.C4" style:family="table-cell">
      <style:table-cell-properties fo:padding-left="0.191cm" fo:padding-right="0.191cm" fo:padding-top="0cm" fo:padding-bottom="0cm" fo:border="none"/>
    </style:style>
    <style:style style:name="Table2.E4" style:family="table-cell">
      <style:table-cell-properties fo:padding-left="0.191cm" fo:padding-right="0.191cm" fo:padding-top="0cm" fo:padding-bottom="0cm" fo:border="none"/>
    </style:style>
    <style:style style:name="Table2.5" style:family="table-row">
      <style:table-row-properties style:min-row-height="0.268cm" fo:keep-together="auto"/>
    </style:style>
    <style:style style:name="Table2.C5" style:family="table-cell">
      <style:table-cell-properties fo:padding-left="0.191cm" fo:padding-right="0.191cm" fo:padding-top="0cm" fo:padding-bottom="0cm" fo:border="none"/>
    </style:style>
    <style:style style:name="Table2.C6" style:family="table-cell">
      <style:table-cell-properties fo:padding-left="0.191cm" fo:padding-right="0.191cm" fo:padding-top="0cm" fo:padding-bottom="0cm" fo:border="none"/>
    </style:style>
    <style:style style:name="Table2.E6" style:family="table-cell">
      <style:table-cell-properties fo:padding-left="0.191cm" fo:padding-right="0.191cm" fo:padding-top="0cm" fo:padding-bottom="0cm" fo:border="none"/>
    </style:style>
    <style:style style:name="Table2.7" style:family="table-row">
      <style:table-row-properties style:min-row-height="0.349cm" fo:keep-together="auto"/>
    </style:style>
    <style:style style:name="Table2.8" style:family="table-row">
      <style:table-row-properties style:min-row-height="0.385cm" fo:keep-together="auto"/>
    </style:style>
    <style:style style:name="Table2.9" style:family="table-row">
      <style:table-row-properties style:min-row-height="0.411cm" fo:keep-together="auto"/>
    </style:style>
    <style:style style:name="Table2.A9" style:family="table-cell">
      <style:table-cell-properties fo:padding-left="0.191cm" fo:padding-right="0.191cm" fo:padding-top="0cm" fo:padding-bottom="0cm" fo:border-left="none" fo:border-right="none" fo:border-top="0.5pt solid #999999" fo:border-bottom="none"/>
    </style:style>
    <style:style style:name="Table2.B9" style:family="table-cell">
      <style:table-cell-properties fo:padding-left="0.191cm" fo:padding-right="0.191cm" fo:padding-top="0cm" fo:padding-bottom="0cm" fo:border-left="none" fo:border-right="none" fo:border-top="0.5pt solid #999999" fo:border-bottom="none"/>
    </style:style>
    <style:style style:name="Table2.F9" style:family="table-cell">
      <style:table-cell-properties fo:padding-left="0.191cm" fo:padding-right="0.191cm" fo:padding-top="0cm" fo:padding-bottom="0cm" fo:border-left="none" fo:border-right="none" fo:border-top="0.5pt solid #999999" fo:border-bottom="none"/>
    </style:style>
    <style:style style:name="Table2.10" style:family="table-row">
      <style:table-row-properties style:min-row-height="2.381cm" fo:keep-together="auto"/>
    </style:style>
    <style:style style:name="Table2.A10" style:family="table-cell">
      <style:table-cell-properties fo:padding-left="0.191cm" fo:padding-right="0.191cm" fo:padding-top="0cm" fo:padding-bottom="0cm" fo:border-left="none" fo:border-right="none" fo:border-top="0.5pt solid #999999" fo:border-bottom="none"/>
    </style:style>
    <style:style style:name="Table2.B10" style:family="table-cell">
      <style:table-cell-properties fo:padding-left="0.191cm" fo:padding-right="0.191cm" fo:padding-top="0cm" fo:padding-bottom="0cm" fo:border="none"/>
    </style:style>
    <style:style style:name="Table2.F10" style:family="table-cell">
      <style:table-cell-properties fo:padding-left="0.191cm" fo:padding-right="0.191cm" fo:padding-top="0cm" fo:padding-bottom="0cm" fo:border="none"/>
    </style:style>
    <style:style style:name="Table2.11" style:family="table-row">
      <style:table-row-properties style:min-row-height="0.45cm" fo:keep-together="auto"/>
    </style:style>
    <style:style style:name="Table2.12" style:family="table-row">
      <style:table-row-properties style:min-row-height="0.531cm" fo:keep-together="auto"/>
    </style:style>
    <style:style style:name="Table2.A12" style:family="table-cell">
      <style:table-cell-properties fo:padding-left="0.191cm" fo:padding-right="0.191cm" fo:padding-top="0cm" fo:padding-bottom="0cm" fo:border="none"/>
    </style:style>
    <style:style style:name="Table2.D12" style:family="table-cell">
      <style:table-cell-properties fo:padding-left="0.191cm" fo:padding-right="0.191cm" fo:padding-top="0cm" fo:padding-bottom="0cm" fo:border="none"/>
    </style:style>
    <style:style style:name="Table2.E12" style:family="table-cell">
      <style:table-cell-properties fo:padding-left="0.191cm" fo:padding-right="0.191cm" fo:padding-top="0cm" fo:padding-bottom="0cm" fo:border="none"/>
    </style:style>
    <style:style style:name="Table2.A13" style:family="table-cell">
      <style:table-cell-properties fo:padding-left="0.191cm" fo:padding-right="0.191cm" fo:padding-top="0cm" fo:padding-bottom="0cm" fo:border="none"/>
    </style:style>
    <style:style style:name="Table2.D13" style:family="table-cell">
      <style:table-cell-properties fo:padding-left="0.191cm" fo:padding-right="0.191cm" fo:padding-top="0cm" fo:padding-bottom="0cm" fo:border="none"/>
    </style:style>
    <style:style style:name="Table2.E13" style:family="table-cell">
      <style:table-cell-properties fo:padding-left="0.191cm" fo:padding-right="0.191cm" fo:padding-top="0cm" fo:padding-bottom="0cm" fo:border="none"/>
    </style:style>
    <style:style style:name="Table2.A14" style:family="table-cell">
      <style:table-cell-properties fo:padding-left="0.191cm" fo:padding-right="0.191cm" fo:padding-top="0cm" fo:padding-bottom="0cm" fo:border="none"/>
    </style:style>
    <style:style style:name="Table2.D14" style:family="table-cell">
      <style:table-cell-properties fo:padding-left="0.191cm" fo:padding-right="0.191cm" fo:padding-top="0cm" fo:padding-bottom="0cm" fo:border="none"/>
    </style:style>
    <style:style style:name="Table2.E14" style:family="table-cell">
      <style:table-cell-properties fo:padding-left="0.191cm" fo:padding-right="0.191cm" fo:padding-top="0cm" fo:padding-bottom="0cm" fo:border="none"/>
    </style:style>
    <style:style style:name="Table2.A15" style:family="table-cell">
      <style:table-cell-properties fo:padding-left="0.191cm" fo:padding-right="0.191cm" fo:padding-top="0cm" fo:padding-bottom="0cm" fo:border="none"/>
    </style:style>
    <style:style style:name="Table2.D15" style:family="table-cell">
      <style:table-cell-properties fo:padding-left="0.191cm" fo:padding-right="0.191cm" fo:padding-top="0cm" fo:padding-bottom="0cm" fo:border="none"/>
    </style:style>
    <style:style style:name="Table2.E15" style:family="table-cell">
      <style:table-cell-properties fo:padding-left="0.191cm" fo:padding-right="0.191cm" fo:padding-top="0cm" fo:padding-bottom="0cm" fo:border="none"/>
    </style:style>
    <style:style style:name="Table2.A16" style:family="table-cell">
      <style:table-cell-properties fo:padding-left="0.191cm" fo:padding-right="0.191cm" fo:padding-top="0cm" fo:padding-bottom="0cm" fo:border="none"/>
    </style:style>
    <style:style style:name="Table2.D16" style:family="table-cell">
      <style:table-cell-properties fo:padding-left="0.191cm" fo:padding-right="0.191cm" fo:padding-top="0cm" fo:padding-bottom="0cm" fo:border="none"/>
    </style:style>
    <style:style style:name="Table2.E16" style:family="table-cell">
      <style:table-cell-properties fo:padding-left="0.191cm" fo:padding-right="0.191cm" fo:padding-top="0cm" fo:padding-bottom="0cm" fo:border="none"/>
    </style:style>
    <style:style style:name="Table2.17" style:family="table-row">
      <style:table-row-properties style:min-row-height="0.388cm" fo:keep-together="auto"/>
    </style:style>
    <style:style style:name="Table2.A17" style:family="table-cell">
      <style:table-cell-properties fo:padding-left="0.191cm" fo:padding-right="0.191cm" fo:padding-top="0cm" fo:padding-bottom="0cm" fo:border="none"/>
    </style:style>
    <style:style style:name="Table1" style:family="table">
      <style:table-properties style:width="18.415cm" fo:margin-top="0cm" fo:margin-bottom="0cm" table:align="left" style:writing-mode="lr-tb"/>
    </style:style>
    <style:style style:name="Table1.A" style:family="table-column">
      <style:table-column-properties style:column-width="11.97cm"/>
    </style:style>
    <style:style style:name="Table1.B" style:family="table-column">
      <style:table-column-properties style:column-width="6.445cm"/>
    </style:style>
    <style:style style:name="Table1.1" style:family="table-row">
      <style:table-row-properties style:min-row-height="0.175cm"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5pt solid #999999" fo:border-bottom="none"/>
    </style:style>
    <style:style style:name="Table1.2" style:family="table-row">
      <style:table-row-properties style:min-row-height="0.201cm" fo:keep-together="auto"/>
    </style:style>
    <style:style style:name="Table1.A2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Date_20_w_2f_no_20_Space_20_Before">
      <style:paragraph-properties fo:text-align="start" style:justify-single-word="false"/>
    </style:style>
    <style:style style:name="P2" style:family="paragraph" style:parent-style-name="Title">
      <style:paragraph-properties fo:margin-top="0.212cm" fo:margin-bottom="0cm" style:contextual-spacing="false"/>
    </style:style>
    <style:style style:name="P3" style:family="paragraph" style:parent-style-name="Text_20_body">
      <style:paragraph-properties fo:margin-top="0cm" fo:margin-bottom="0.212cm" style:contextual-spacing="false"/>
    </style:style>
    <style:style style:name="P4" style:family="paragraph" style:parent-style-name="Standard">
      <style:text-properties fo:font-size="10pt" fo:font-weight="bold" style:font-size-asian="10pt" style:font-weight-asian="bold" style:font-size-complex="10pt"/>
    </style:style>
    <style:style style:name="P5" style:family="paragraph" style:parent-style-name="Standard" style:master-page-name="Standard">
      <style:paragraph-properties fo:margin-left="0cm" fo:margin-right="0cm" fo:margin-top="0cm" fo:margin-bottom="0.212cm" style:contextual-spacing="false" fo:text-indent="0cm" style:auto-text-indent="false" style:page-number="auto"/>
    </style:style>
    <style:style style:name="P6" style:family="paragraph" style:parent-style-name="Text_20_body" style:list-style-name="WWNum10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/>
      <style:text-properties fo:font-weight="bold" style:font-weight-asian="bold"/>
    </style:style>
    <style:style style:name="P8" style:family="paragraph" style:parent-style-name="Heading_20_3">
      <style:text-properties fo:font-style="normal" fo:font-weight="bold" style:font-style-asian="normal" style:font-weight-asian="bold"/>
    </style:style>
    <style:style style:name="P9" style:family="paragraph" style:parent-style-name="Heading_20_2">
      <style:paragraph-properties fo:margin-left="-0.183cm" fo:margin-right="0cm" fo:text-indent="0cm" style:auto-text-indent="false"/>
      <style:text-properties fo:font-style="normal" fo:font-weight="bold" style:font-style-asian="normal" style:font-weight-asian="bold"/>
    </style:style>
    <style:style style:name="P10" style:family="paragraph" style:parent-style-name="Heading_20_2">
      <style:text-properties fo:font-style="normal" fo:font-weight="bold" style:font-style-asian="normal" style:font-weight-asian="bold"/>
    </style:style>
    <style:style style:name="P11" style:family="paragraph" style:parent-style-name="bulleted_20_list" style:list-style-name="WWNum5"/>
    <style:style style:name="P12" style:family="paragraph" style:parent-style-name="Title">
      <style:paragraph-properties fo:margin-left="0cm" fo:margin-right="0.453cm" fo:text-indent="-0.183cm" style:auto-text-indent="false"/>
      <style:text-properties fo:font-style="italic" fo:font-weight="normal" style:font-style-asian="italic" style:font-weight-asian="normal"/>
    </style:style>
    <style:style style:name="P13" style:family="paragraph" style:parent-style-name="Title">
      <style:text-properties fo:font-style="italic" fo:font-weight="normal" style:font-style-asian="italic" style:font-weight-asian="normal"/>
    </style:style>
    <style:style style:name="P14" style:family="paragraph" style:parent-style-name="Title" style:list-style-name="WWNum12">
      <style:text-properties fo:font-style="italic" fo:font-weight="normal" style:font-style-asian="italic" style:font-weight-asian="normal"/>
    </style:style>
    <style:style style:name="T1" style:family="text">
      <style:text-properties style:text-position="super 58%"/>
    </style:style>
    <style:style style:name="T2" style:family="text">
      <style:text-properties officeooo:rsid="00167b18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-content" style:horizontal-pos="from-left" style:horizontal-rel="page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Frame1" text:anchor-type="paragraph" svg:x="0.002cm" svg:y="-1.439cm" svg:width="21.781cm" draw:z-index="0"><draw:text-box fo:min-height="0.041cm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table:number-columns-spanned="6" office:value-type="string"><text:p text:style-name="P4"><text:s text:c="3"/>Isaac Archer</text:p><text:p text:style-name="Standard"><text:s text:c="3"/>959 SW 15<text:span text:style-name="T1">th</text:span> Ave. apt. 202 Corvallis, OR</text:p><text:p text:style-name="Standard"><text:s text:c="3"/>503.707.2692 (cell)</text:p><text:p text:style-name="e-mail_20_address"><text:s text:c="3"/>archeri@onid.orst.edu</text:p></table:table-cell><table:covered-table-cell/><table:covered-table-cell/><table:covered-table-cell/><table:covered-table-cell/><table:covered-table-cell/></table:table-row><table:table-row table:style-name="Table2.2"><table:table-cell table:style-name="Table2.A2" table:number-columns-spanned="6" office:value-type="string"><text:h text:style-name="Heading_20_1" text:outline-level="1"><text:s text:c="3"/>Education</text:h></table:table-cell><table:covered-table-cell/><table:covered-table-cell/><table:covered-table-cell/><table:covered-table-cell/><table:covered-table-cell/></table:table-row><table:table-row table:style-name="Table2.3"><table:table-cell table:style-name="Table2.A3" table:number-rows-spanned="5" table:number-columns-spanned="2" office:value-type="string"><text:p text:style-name="Standard"><text:s/></text:p></table:table-cell><table:covered-table-cell/><table:table-cell table:style-name="Table2.C3" table:number-columns-spanned="4" office:value-type="string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h text:style-name="P9" text:outline-level="2">Oregon State University, Corvallis, OR</text:h></table:table-cell><table:covered-table-cell/></table:table-row><table:table-row table:style-name="Table1.2"><table:table-cell table:style-name="Table1.A2" office:value-type="string"><text:p text:style-name="P12">B.S. Computer Science Student</text:p></table:table-cell><table:table-cell table:style-name="Table1.A2" office:value-type="string"><text:p text:style-name="P1"><text:s text:c="6"/>2012 – present</text:p></table:table-cell></table:table-row></table:table><text:h text:style-name="P10" text:outline-level="2">Portland State University, Portland, OR</text:h></table:table-cell><table:covered-table-cell/><table:covered-table-cell/><table:covered-table-cell/></table:table-row><table:table-row table:style-name="Table2.4"><table:covered-table-cell/><table:covered-table-cell/><table:table-cell table:style-name="Table2.C4" table:number-columns-spanned="2" office:value-type="string"><text:p text:style-name="P13">B.S. Computer Science Student</text:p></table:table-cell><table:covered-table-cell/><table:table-cell table:style-name="Table2.E4" table:number-columns-spanned="2" office:value-type="string"><text:p text:style-name="P1"><text:s text:c="11"/>2010 – 2012</text:p></table:table-cell><table:covered-table-cell/></table:table-row><table:table-row table:style-name="Table2.5"><table:covered-table-cell/><table:covered-table-cell/><table:table-cell table:style-name="Table2.C5" table:number-columns-spanned="4" office:value-type="string"><text:h text:style-name="P8" text:outline-level="3">Sherwood High School, Sherwood, Oregon</text:h></table:table-cell><table:covered-table-cell/><table:covered-table-cell/><table:covered-table-cell/></table:table-row><table:table-row table:style-name="Table2.4"><table:covered-table-cell/><table:covered-table-cell/><table:table-cell table:style-name="Table2.C6" table:number-columns-spanned="2" office:value-type="string"><text:p text:style-name="P13">Graduated June 2009</text:p></table:table-cell><table:covered-table-cell/><table:table-cell table:style-name="Table2.E6" table:number-columns-spanned="2" office:value-type="string"><text:p text:style-name="P1"><text:s text:c="11"/>2005 – 2009</text:p></table:table-cell><table:covered-table-cell/></table:table-row><table:table-row table:style-name="Table2.7"><table:covered-table-cell/><table:covered-table-cell/><table:table-cell table:style-name="Table2.A3" table:number-columns-spanned="4" office:value-type="string"><text:p text:style-name="P3">GPA 3.25</text:p></table:table-cell><table:covered-table-cell/><table:covered-table-cell/><table:covered-table-cell/></table:table-row><table:table-row table:style-name="Table2.8"><table:table-cell table:style-name="Table2.A2" table:number-columns-spanned="6" office:value-type="string"><text:h text:style-name="Heading_20_1" text:outline-level="1"><text:s text:c="3"/>Computer Skills</text:h></table:table-cell><table:covered-table-cell/><table:covered-table-cell/><table:covered-table-cell/><table:covered-table-cell/><table:covered-table-cell/></table:table-row><table:table-row table:style-name="Table2.9"><table:table-cell table:style-name="Table2.A10" table:number-rows-spanned="2" office:value-type="string"><text:p text:style-name="Standard"/></table:table-cell><table:table-cell table:style-name="Table2.B9" table:number-columns-spanned="4" office:value-type="string"><text:h text:style-name="P10" text:outline-level="2">Programming Languages</text:h></table:table-cell><table:covered-table-cell/><table:covered-table-cell/><table:covered-table-cell/><table:table-cell table:style-name="Table2.F9" office:value-type="string"><text:p text:style-name="Date"/></table:table-cell></table:table-row><table:table-row table:style-name="Table2.10"><table:covered-table-cell/><table:table-cell table:style-name="Table2.B10" table:number-columns-spanned="4" office:value-type="string"><text:list xml:id="list4829042877476111742" text:style-name="WWNum10"><text:list-item><text:p text:style-name="P6">C/C++</text:p></text:list-item><text:list-item><text:p text:style-name="P6">Java</text:p></text:list-item><text:list-item><text:p text:style-name="P6">Perl, Python (Flask)</text:p></text:list-item><text:list-item><text:p text:style-name="P6">PHP, HTML</text:p></text:list-item></text:list><text:p text:style-name="P7">Tools</text:p><text:list xml:id="list283405045" text:continue-numbering="true" text:style-name="WWNum10"><text:list-item><text:p text:style-name="P6">Sublime/Vim/Nano</text:p></text:list-item><text:list-item><text:p text:style-name="P6">GCC, G++, GDB, Clang, GIT, <text:s/>phpBB, OpenCV<text:bookmark text:name="_GoBack1"/>, <text:span text:style-name="T2">Eclipse, NetBeans</text:span></text:p></text:list-item><text:list-item><text:p text:style-name="P6">Experience working with Linux servers and being an IRC channel admin and network operator</text:p></text:list-item></text:list><text:p text:style-name="P7">Projects (with the languages above, respectively)</text:p><text:list xml:id="list1201297049" text:continue-numbering="true" text:style-name="WWNum10"><text:list-item><text:p text:style-name="P6"><text:span text:style-name="T2">(C/C++)</text:span>Coursework for CS161 – 262 (OSU) and CS162 – 202 (PSU), applying OOP to build video analysis tools in C++ for Window<text:span text:style-name="T2">s, building tools for handing table top games</text:span>.</text:p></text:list-item><text:list-item><text:p text:style-name="P6"><text:span text:style-name="T2">(Java)</text:span> Coursework for CS202 at Portland State University</text:p></text:list-item><text:list-item><text:p text:style-name="P6"><text:span text:style-name="T2">(Perl/Python)</text:span> Coursework for CS275 at Oregon State University, building IRC bots <text:span text:style-name="T2">(new irc bot on my github)</text:span></text:p></text:list-item><text:list-item><text:p text:style-name="P6"><text:span text:style-name="T2">(PHP/HTML) </text:span>Coursework for CS275 <text:s/>at Oregon State University</text:p></text:list-item></text:list></table:table-cell><table:covered-table-cell/><table:covered-table-cell/><table:covered-table-cell/><table:table-cell table:style-name="Table2.F10" office:value-type="string"><text:p text:style-name="Date"/></table:table-cell></table:table-row><table:table-row table:style-name="Table2.11"><table:table-cell table:style-name="Table2.A2" table:number-columns-spanned="6" office:value-type="string"><text:h text:style-name="Heading_20_1" text:outline-level="1"><text:s text:c="3"/>Job Experience</text:h></table:table-cell><table:covered-table-cell/><table:covered-table-cell/><table:covered-table-cell/><table:covered-table-cell/><table:covered-table-cell/></table:table-row><table:table-row table:style-name="Table2.12"><table:table-cell table:style-name="Table2.A12" table:number-columns-spanned="3" office:value-type="string"><text:p text:style-name="Standard"><text:s/></text:p></table:table-cell><table:covered-table-cell/><table:covered-table-cell/><table:table-cell table:style-name="Table2.D12" office:value-type="string"><text:p text:style-name="P2">Stocking Staff, Computer Components</text:p><text:p text:style-name="P13">Fry’s Electronics, Wilsonville, OR</text:p><text:list xml:id="list9192301937186815752" text:style-name="WWNum12"><text:list-item><text:p text:style-name="P14">Shelf stocking and product display maintenance</text:p></text:list-item><text:list-item><text:p text:style-name="P14">Advise customers on selecting computer components</text:p></text:list-item></text:list></table:table-cell><table:table-cell table:style-name="Table2.E12" table:number-columns-spanned="2" office:value-type="string"><text:p text:style-name="P1"><text:s text:c="8"/>Winter 2012</text:p></table:table-cell><table:covered-table-cell/></table:table-row><table:table-row table:style-name="Table2.12"><table:table-cell table:style-name="Table2.A13" table:number-columns-spanned="3" office:value-type="string"><text:p text:style-name="Standard"/></table:table-cell><table:covered-table-cell/><table:covered-table-cell/><table:table-cell table:style-name="Table2.D13" office:value-type="string"><text:p text:style-name="P2">Computer Science Tutor</text:p><text:p text:style-name="P13">Portland State University, Portland OR</text:p></table:table-cell><table:table-cell table:style-name="Table2.E13" table:number-columns-spanned="2" office:value-type="string"><text:p text:style-name="P1"><text:s text:c="8"/>Spring 2012</text:p></table:table-cell><table:covered-table-cell/></table:table-row><table:table-row table:style-name="Table2.12"><table:table-cell table:style-name="Table2.A17" table:number-rows-spanned="4" table:number-columns-spanned="3" office:value-type="string"><text:p text:style-name="Standard"/></table:table-cell><table:covered-table-cell/><table:covered-table-cell/><table:table-cell table:style-name="Table2.D14" office:value-type="string"><text:p text:style-name="P2">PSU ACM Student Chapter President</text:p><text:p text:style-name="P13">Portland State University, Portland OR</text:p></table:table-cell><table:table-cell table:style-name="Table2.E14" table:number-columns-spanned="2" office:value-type="string"><text:p text:style-name="P1"><text:s text:c="8"/>Spring 2012</text:p></table:table-cell><table:covered-table-cell/></table:table-row><table:table-row table:style-name="Table2.12"><table:covered-table-cell/><table:covered-table-cell/><table:covered-table-cell/><table:table-cell table:style-name="Table2.D15" office:value-type="string"><text:p text:style-name="P2">OpenCV Video Analysis Software Development</text:p><text:p text:style-name="P13">Signal Semantics, Sherwood Oregon</text:p><text:p text:style-name="P13">Experience in applying Vector Calculus with OOP in C++</text:p></table:table-cell><table:table-cell table:style-name="Table2.E15" table:number-columns-spanned="2" office:value-type="string"><text:p text:style-name="P1"><text:s text:c="8"/>Summer 2012</text:p></table:table-cell><table:covered-table-cell/></table:table-row><table:table-row table:style-name="Table2.12"><table:covered-table-cell/><table:covered-table-cell/><table:covered-table-cell/><table:table-cell table:style-name="Table2.D16" office:value-type="string"><text:p text:style-name="P2">OSU Linux Users Group Secretary</text:p><text:p text:style-name="P13">Oregon State University, Corvallis, OR</text:p></table:table-cell><table:table-cell table:style-name="Table2.E16" table:number-columns-spanned="2" office:value-type="string"><text:p text:style-name="P1"><text:s text:c="8"/>Summer 2013 – present</text:p></table:table-cell><table:covered-table-cell/></table:table-row><table:table-row table:style-name="Table2.17"><table:covered-table-cell/><table:covered-table-cell/><table:covered-table-cell/><table:table-cell table:number-columns-spanned="3" office:value-type="string"><text:p text:style-name="Standard"/></table:table-cell><table:covered-table-cell/><table:covered-table-cell/></table:table-row><table:table-row table:style-name="Table2.11"><table:table-cell table:style-name="Table2.A2" table:number-columns-spanned="6" office:value-type="string"><text:h text:style-name="Heading_20_1" text:outline-level="1"><text:s text:c="3"/>Activities</text:h></table:table-cell><table:covered-table-cell/><table:covered-table-cell/><table:covered-table-cell/><table:covered-table-cell/><table:covered-table-cell/></table:table-row><table:table-row table:style-name="Table2.11"><table:table-cell table:style-name="Table2.A2" table:number-columns-spanned="3" office:value-type="string"><text:h text:style-name="Heading_20_1" text:outline-level="1"/></table:table-cell><table:covered-table-cell/><table:covered-table-cell/><table:table-cell table:style-name="Table2.A2" table:number-columns-spanned="3" office:value-type="string"><text:list xml:id="list6310994960842316850" text:style-name="WWNum5"><text:list-item><text:p text:style-name="P11">ACM PSU college chapter 2011-2012 (President Spring Term 2012)</text:p></text:list-item><text:list-item><text:p text:style-name="P11">Oregon State Linux Users Group 2012 – present (Secretary)</text:p></text:list-item></text:list></table:table-cell><table:covered-table-cell/><table:covered-table-cell/></table:table-row><table:table-row table:style-name="Table2.3"><table:table-cell table:style-name="Table2.A2" table:number-columns-spanned="6" office:value-type="string"><text:h text:style-name="Heading_20_1" text:outline-level="1"><text:s text:c="3"/>References</text:h></table:table-cell><table:covered-table-cell/><table:covered-table-cell/><table:covered-table-cell/><table:covered-table-cell/><table:covered-table-cell/></table:table-row></table:table></draw:text-box></draw:frame>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388cm" fo:orphans="2" fo:widows="2" style:writing-mode="lr-tb"/>
      <style:text-properties style:font-name="Tahoma" fo:font-size="8pt" fo:letter-spacing="0.018cm" style:font-size-asian="8pt" style:font-size-complex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8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41cm" fo:margin-bottom="0.106cm" style:contextual-spacing="false"/>
      <style:text-properties fo:text-transform="upperca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06cm" fo:margin-bottom="0cm" style:contextual-spacing="false"/>
      <style:text-properties fo:font-style="italic" style:font-style-asian="italic"/>
    </style:style>
    <style:style style:name="Heading_20_3" style:display-name="Heading 3" style:family="paragraph" style:parent-style-name="Standard" style:default-outline-level="3" style:list-style-name="" style:class="text">
      <style:text-properties fo:font-style="italic" style:font-style-asian="italic"/>
    </style:style>
    <style:style style:name="Balloon_20_Text" style:display-name="Balloon Text" style:family="paragraph" style:parent-style-name="Standard" style:default-outline-level="">
      <style:text-properties style:font-name-complex="Tahoma1"/>
    </style:style>
    <style:style style:name="Date" style:family="paragraph" style:parent-style-name="Standard" style:default-outline-level="">
      <style:paragraph-properties fo:margin-top="0.106cm" fo:margin-bottom="0cm" style:contextual-spacing="false" fo:text-align="end" style:justify-single-word="false"/>
      <style:text-properties fo:font-weight="bold" style:font-weight-asian="bold"/>
    </style:style>
    <style:style style:name="e-mail_20_address" style:display-name="e-mail address" style:family="paragraph" style:parent-style-name="Standard" style:default-outline-level="">
      <style:paragraph-properties fo:margin-top="0cm" fo:margin-bottom="0.282cm" style:contextual-spacing="false"/>
      <style:text-properties style:font-size-complex="10pt"/>
    </style:style>
    <style:style style:name="Date_20_w_2f_no_20_Space_20_Before" style:display-name="Date w/no Space Before" style:family="paragraph" style:parent-style-name="Date" style:default-outline-level="">
      <style:paragraph-properties fo:margin-top="0cm" fo:margin-bottom="0cm" style:contextual-spacing="false"/>
    </style:style>
    <style:style style:name="bulleted_20_list" style:display-name="bulleted list" style:family="paragraph" style:parent-style-name="Standard" style:default-outline-level="" style:list-style-name="WWNum5">
      <style:paragraph-properties fo:margin-top="0.106cm" fo:margin-bottom="0cm" style:contextual-spacing="false"/>
    </style:style>
    <style:style style:name="Title" style:family="paragraph" style:parent-style-name="Standard" style:default-outline-level="" style:class="chapter">
      <style:paragraph-properties fo:text-align="start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ahoma" fo:font-size="8pt" fo:letter-spacing="0.018cm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Title_20_Char" style:display-name="Title Char" style:family="text" style:parent-style-name="Default_20_Paragraph_20_Font">
      <style:text-properties style:font-name="Tahoma" fo:font-size="8pt" fo:letter-spacing="0.018cm" fo:language="en" fo:country="US" fo:font-weight="bold" style:font-size-asian="8pt" style:language-asian="en" style:country-asian="US" style:font-weight-asian="bold" style:font-size-complex="8pt" style:language-complex="ar" style:country-complex="SA"/>
    </style:style>
    <style:style style:name="Heading_20_2_20_Char" style:display-name="Heading 2 Char" style:family="text" style:parent-style-name="Default_20_Paragraph_20_Font">
      <style:text-properties style:font-name="Tahoma" fo:font-size="8pt" fo:letter-spacing="0.018cm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dy_20_Text_20_Char" style:display-name="Body Text Char" style:family="text" style:parent-style-name="Default_20_Paragraph_20_Font">
      <style:text-properties style:font-name="Tahoma" fo:font-size="8pt" fo:letter-spacing="0.018cm" style:font-size-asian="8pt" style:font-size-complex="8pt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0a" fo:font-size="6pt" fo:font-style="normal" fo:font-weight="bold" style:font-size-asian="6pt" style:font-style-asian="normal" style:font-weight-asian="bold" style:font-size-complex="6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382cm" fo:text-indent="-0.635cm" fo:margin-left="8.38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9.652cm" fo:text-indent="-0.635cm" fo:margin-left="9.65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922cm" fo:text-indent="-0.635cm" fo:margin-left="10.922cm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2.192cm" fo:text-indent="-0.635cm" fo:margin-left="12.19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3.048cm" fo:margin-left="3.175cm" fo:margin-right="3.175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cher</meta:initial-creator>
    <meta:editing-cycles>29</meta:editing-cycles>
    <meta:print-date>2013-10-05T03:39:00</meta:print-date>
    <meta:creation-date>2013-10-05T02:24:00</meta:creation-date>
    <dc:date>2013-10-06T00:09:13</dc:date>
    <meta:editing-duration>PT1M15S</meta:editing-duration>
    <meta:generator>LibreOffice/4.0.2.2$Linux_X86_64 LibreOffice_project/400m0$Build-2</meta:generator>
    <dc:creator>iruel </dc:creator>
    <meta:document-statistic meta:table-count="2" meta:image-count="0" meta:object-count="0" meta:page-count="1" meta:paragraph-count="56" meta:word-count="266" meta:character-count="1865" meta:non-whitespace-character-count="1562"/>
    <meta:user-defined meta:name="AppVersion">14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63695031033</meta:user-defined>
    <meta:template xlink:type="simple" xlink:actuate="onRequest" xlink:title="Curriculum vitae" xlink:href=""/>
  </office:meta>
</office:document-meta>
</file>